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2a6099" loext:opacity="100%" fo:font-weight="bold" officeooo:rsid="001f711c" officeooo:paragraph-rsid="001f711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fo:font-weight="bold" officeooo:rsid="0025a42f" officeooo:paragraph-rsid="0025a42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fo:font-weight="bold" officeooo:rsid="00284ea9" officeooo:paragraph-rsid="00284ea9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1e97f6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25a42f" officeooo:paragraph-rsid="0025a42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25a42f" officeooo:paragraph-rsid="0025a42f" fo:background-color="#ffff0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284ea9" officeooo:paragraph-rsid="00284ea9" fo:background-color="#ffff0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ff0000" loext:opacity="100%" fo:font-weight="normal" officeooo:rsid="00284ea9" officeooo:paragraph-rsid="00284ea9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ff0000" loext:opacity="100%" fo:font-weight="bold" officeooo:rsid="0025a42f" officeooo:paragraph-rsid="0025a42f" style:font-weight-asian="bold" style:font-weight-complex="bold"/>
    </style:style>
    <style:style style:name="P14" style:family="paragraph" style:parent-style-name="Standard">
      <style:paragraph-properties fo:text-align="justify" style:justify-single-word="false" style:writing-mode="lr-tb"/>
      <style:text-properties fo:color="#ff0000" loext:opacity="100%" style:text-underline-style="none" fo:font-weight="bold" officeooo:rsid="00293c45" officeooo:paragraph-rsid="0029d40e" fo:background-color="#ffff0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800080" loext:opacity="100%" fo:font-weight="bold" officeooo:rsid="0025a42f" officeooo:paragraph-rsid="0025a42f" fo:background-color="#ffff0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800080" loext:opacity="100%" fo:font-weight="bold" officeooo:rsid="00284ea9" officeooo:paragraph-rsid="00284ea9" fo:background-color="#ffff0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800080" loext:opacity="100%" fo:font-weight="normal" officeooo:rsid="00284ea9" officeooo:paragraph-rsid="00284ea9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bold" officeooo:rsid="002701e6" fo:background-color="#ffff00" style:font-weight-asian="bold" style:font-weight-complex="bold"/>
    </style:style>
    <style:style style:name="P19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20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22" style:family="paragraph" style:parent-style-name="Standard" style:list-style-name="WWNum1">
      <style:paragraph-properties fo:text-align="start" style:justify-single-word="false" style:writing-mode="lr-tb"/>
      <style:text-properties officeooo:paragraph-rsid="00202ad3"/>
    </style:style>
    <style:style style:name="P23" style:family="paragraph" style:parent-style-name="Standard" style:list-style-name="WWNum1">
      <style:paragraph-properties fo:text-align="start" style:justify-single-word="false" style:writing-mode="lr-tb"/>
      <style:text-properties officeooo:paragraph-rsid="00284ea9"/>
    </style:style>
    <style:style style:name="P24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02ad3" style:font-weight-asian="bold" style:font-weight-complex="bold"/>
    </style:style>
    <style:style style:name="P25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84ea9" style:font-weight-asian="bold" style:font-weight-complex="bold"/>
    </style:style>
    <style:style style:name="P26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02ad3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bold" officeooo:rsid="002701e6" fo:background-color="#ffff00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bold" officeooo:rsid="002701e6" fo:background-color="transparent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2701e6" officeooo:paragraph-rsid="002be021" fo:background-color="transparen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5bb84" officeooo:paragraph-rsid="002173d2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9b1" style:font-weight-asian="bold" style:font-weight-complex="bold"/>
    </style:style>
    <style:style style:name="T3" style:family="text">
      <style:text-properties fo:font-weight="bold" officeooo:rsid="0022f901" style:font-weight-asian="bold" style:font-weight-complex="bold"/>
    </style:style>
    <style:style style:name="T4" style:family="text">
      <style:text-properties fo:font-weight="bold" officeooo:rsid="00243328" style:font-weight-asian="bold" style:font-weight-complex="bold"/>
    </style:style>
    <style:style style:name="T5" style:family="text">
      <style:text-properties fo:font-weight="bold" officeooo:rsid="0025a42f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officeooo:rsid="0015e23d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23dd86" fo:background-color="#ffff00" loext:char-shading-value="0"/>
    </style:style>
    <style:style style:name="T11" style:family="text">
      <style:text-properties officeooo:rsid="00284ea9" fo:background-color="#ffff00" loext:char-shading-value="0"/>
    </style:style>
    <style:style style:name="T12" style:family="text">
      <style:text-properties officeooo:rsid="00167b7d"/>
    </style:style>
    <style:style style:name="T13" style:family="text">
      <style:text-properties officeooo:rsid="001e97f6"/>
    </style:style>
    <style:style style:name="T14" style:family="text">
      <style:text-properties officeooo:rsid="001f711c"/>
    </style:style>
    <style:style style:name="T15" style:family="text">
      <style:text-properties officeooo:rsid="00202ad3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officeooo:rsid="00202ad3"/>
    </style:style>
    <style:style style:name="T18" style:family="text">
      <style:text-properties fo:color="#ff0000" loext:opacity="100%" officeooo:rsid="0020b227"/>
    </style:style>
    <style:style style:name="T19" style:family="text">
      <style:text-properties fo:color="#ff0000" loext:opacity="100%" officeooo:rsid="0025a42f"/>
    </style:style>
    <style:style style:name="T20" style:family="text">
      <style:text-properties officeooo:rsid="0020b227"/>
    </style:style>
    <style:style style:name="T21" style:family="text">
      <style:text-properties officeooo:rsid="0022f901"/>
    </style:style>
    <style:style style:name="T22" style:family="text">
      <style:text-properties officeooo:rsid="00243328"/>
    </style:style>
    <style:style style:name="T23" style:family="text">
      <style:text-properties officeooo:rsid="00284ea9"/>
    </style:style>
    <style:style style:name="T24" style:family="text">
      <style:text-properties officeooo:rsid="0029d40e"/>
    </style:style>
    <style:style style:name="T25" style:family="text">
      <style:text-properties officeooo:rsid="002830ed"/>
    </style:style>
    <style:style style:name="T26" style:family="text">
      <style:text-properties officeooo:rsid="002a5184"/>
    </style:style>
    <style:style style:name="T27" style:family="text">
      <style:text-properties officeooo:rsid="002b3ed3"/>
    </style:style>
    <style:style style:name="T28" style:family="text">
      <style:text-properties officeooo:rsid="002ba407"/>
    </style:style>
    <style:style style:name="T29" style:family="text">
      <style:text-properties officeooo:rsid="002f6608"/>
    </style:style>
    <style:style style:name="T30" style:family="text">
      <style:text-properties officeooo:rsid="002f9226"/>
    </style:style>
    <style:style style:name="T31" style:family="text">
      <style:text-properties officeooo:rsid="002be0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NMARK-SPAIN</text:p>
      <text:p text:style-name="P4"/>
      <text:p text:style-name="P2"><text:span text:style-name="T20">Nielsen</text:span> et al., 20<text:span text:style-name="T13">1</text:span><text:span text:style-name="T20">4</text:span>. PRJEB<text:span text:style-name="T20">1220</text:span><text:span text:style-name="T1">:</text:span></text:p>
      <text:p text:style-name="P1"/>
      <text:list xml:id="list3773756829" text:style-name="WWNum1">
        <text:list-item>
          <text:p text:style-name="P19"><text:span text:style-name="T6">Reference</text:span>: Nielsen, H. B., Almeida, M., Juncker, A. S., Rasmussen, S., Li, J., Sunagawa, S., ... &amp; Ehrlich, S. D. (2014). Identification and assembly of genomes and genetic elements in complex metagenomic samples without using reference genomes. Nature biotechnology, 32(8), 822-828. <text:a xlink:type="simple" xlink:href="https://doi.org/10.1038/nbt.2939" text:style-name="Internet_20_link" text:visited-style-name="Visited_20_Internet_20_Link">https://doi.org/10.1038/nbt.2939</text:a></text:p>
          <text:p text:style-name="P20"/>
        </text:list-item>
        <text:list-item>
          <text:p text:style-name="P21"><text:span text:style-name="T6">Description</text:span>: </text:p>
          <text:list>
            <text:list-item>
              <text:p text:style-name="P21"><text:span text:style-name="T1">Tipo Dataset</text:span>: Poblacional.</text:p>
            </text:list-item>
            <text:list-item>
              <text:p text:style-name="P20"><text:span text:style-name="T1">Estado Individuos</text:span>: <text:span text:style-name="T12">Healthy / </text:span><text:span text:style-name="T14"><text:s/>Ulcerative colitis / Crohns disease / Healthy relative</text:span></text:p>
            </text:list-item>
            <text:list-item>
              <text:p text:style-name="P21"><text:span text:style-name="T1">Antes Filtros</text:span>:</text:p>
              <text:list>
                <text:list-item>
                  <text:p text:style-name="P21"><text:span text:style-name="T1">N.º Muestras=Nº Individuos</text:span>: <text:span text:style-name="T15">No</text:span> (<text:span text:style-name="T20">1704</text:span> muestras/ <text:span text:style-name="T20">396</text:span> individuos).</text:p>
                </text:list-item>
                <text:list-item>
                  <text:p text:style-name="P21"><text:span text:style-name="T7">N.º FASTQs=N.º SampleAccessions</text:span>: <text:span text:style-name="T17">No</text:span><text:span text:style-name="T16"> (</text:span><text:span text:style-name="T19">852</text:span><text:span text:style-name="T16"> PAIRED - </text:span><text:span text:style-name="T19">852 SINGLE</text:span><text:span text:style-name="T16">/ </text:span><text:span text:style-name="T18">396</text:span><text:span text:style-name="T16"> SampleAccessions).</text:span></text:p>
                </text:list-item>
              </text:list>
            </text:list-item>
            <text:list-item>
              <text:p text:style-name="P24">Después Filtros <text:span text:style-name="T8">(</text:span><text:span text:style-name="T10">Filtrado de los Healthy y las muestras correspondientes a Qin2010, dado que estaban curadas</text:span><text:span text:style-name="T8">)</text:span>:</text:p>
              <text:list>
                <text:list-item>
                  <text:p text:style-name="P22"><text:span text:style-name="T1">N.º Muestras=Nº Individuos</text:span>: <text:span text:style-name="T15">No</text:span> (<text:span text:style-name="T22">64</text:span> muestras/ <text:span text:style-name="T22">24</text:span><text:span text:style-name="T21"> </text:span>individuos).</text:p>
                </text:list-item>
                <text:list-item>
                  <text:p text:style-name="P22"><text:span text:style-name="T7">N.º FASTQs=N.º SampleAccessions</text:span><text:span text:style-name="T1">: </text:span><text:span text:style-name="T2">No</text:span><text:span text:style-name="T1"> (</text:span><text:span text:style-name="T5">32</text:span><text:span text:style-name="T3"> </text:span><text:span text:style-name="T1">PAIRED - </text:span><text:span text:style-name="T5">32 SINGLE</text:span><text:span text:style-name="T1">/ </text:span><text:span text:style-name="T4">24</text:span><text:span text:style-name="T3"> </text:span><text:span text:style-name="T1">SampleAccessions).</text:span></text:p>
                </text:list-item>
              </text:list>
            </text:list-item>
            <text:list-item>
              <text:p text:style-name="P25">Después Filtros <text:span text:style-name="T8">(</text:span><text:span text:style-name="T10">Filtrado de los </text:span><text:span text:style-name="T11">SINGLE</text:span><text:span text:style-name="T8">)</text:span>:</text:p>
              <text:list>
                <text:list-item>
                  <text:p text:style-name="P23"><text:span text:style-name="T1">N.º Muestras=Nº Individuos</text:span>: <text:span text:style-name="T15">No</text:span> (<text:span text:style-name="T23">32</text:span> muestras/ <text:span text:style-name="T28">12</text:span><text:span text:style-name="T21"> </text:span>individuos).</text:p>
                </text:list-item>
                <text:list-item>
                  <text:p text:style-name="P23"><text:span text:style-name="T7">N.º FASTQs=N.º SampleAccessions</text:span><text:span text:style-name="T1">: </text:span><text:span text:style-name="T2">No</text:span><text:span text:style-name="T1"> (</text:span><text:span text:style-name="T5">32</text:span><text:span text:style-name="T3"> </text:span><text:span text:style-name="T1">PAIRED/ </text:span><text:span text:style-name="T4">24</text:span><text:span text:style-name="T3"> </text:span><text:span text:style-name="T1">SampleAccessions).</text:span></text:p>
                </text:list-item>
              </text:list>
            </text:list-item>
            <text:list-item>
              <text:p text:style-name="P26">Particularidades Procesado: No. </text:p>
            </text:list-item>
          </text:list>
        </text:list-item>
      </text:list>
      <text:p text:style-name="P18"/>
      <text:p text:style-name="P29"><text:span text:style-name="T31">H</text:span><text:span text:style-name="T29">abía </text:span><text:span text:style-name="T31">una muestra que presentaba</text:span><text:span text:style-name="T29"> NA en la edad (SAMEA2041933), </text:span><text:span text:style-name="T31">pero en el paquete de R </text:span><text:span text:style-name="T30">se pudo inferir sobre el grupo de edad.</text:span></text:p>
      <text:p text:style-name="P18"/>
      <text:p text:style-name="P14"><text:span text:style-name="T25">AL </text:span><text:span text:style-name="T24">IGUAL QUE EN QIN 2010, LAS MUESTRAS HABÍAN SIDO SOMETIDAS A UNA LIMPIEZA DEL HOST. </text:span><text:span text:style-name="T25">ADEMÁS DE HABER </text:span><text:span text:style-name="T26">ALGUNAS</text:span><text:span text:style-name="T25"> </text:span><text:span text:style-name="T26">CON </text:span><text:span text:style-name="T25">DIFERENTES TAMAÑOS DE LECTURAS,</text:span> POR LO QUE <text:span text:style-name="T25">DECIDIMOS</text:span> JUNTAR <text:span text:style-name="T27">ESTOS</text:span> <text:s/>FASTQS, <text:span text:style-name="T25">YA QUE EN EL PAQUETE DE R LO HABÍAN PROCESADO DE ESA MANERA.</text:span></text:p>
      <text:p text:style-name="P28"/>
      <text:p text:style-name="P30"/>
      <text:p text:style-name="P3"><text:span text:style-name="T9">Script CHECK</text:span>:</text:p>
      <text:p text:style-name="P8"/>
      <text:p text:style-name="P15"><text:span text:style-name="T23">PRIMER </text:span>FILTRADO</text:p>
      <text:p text:style-name="P13"/>
      <text:p text:style-name="P6">Run Stats Pre-filter:</text:p>
      <text:p text:style-name="P6"/>
      <text:p text:style-name="P9">1) Number of run_accessions: 1704</text:p>
      <text:p text:style-name="P9">2) Number of unique sample_accessions: 396</text:p>
      <text:p text:style-name="P9">3) Number of unique sample_aliases: 396</text:p>
      <text:p text:style-name="P9">4) Appearances per scientific_name(tax_id):</text:p>
      <text:p text:style-name="P9"><text:s text:c="15"/>unique_values <text:s/>counts</text:p>
      <text:p text:style-name="P9">human gut metagenome(408170) <text:s text:c="3"/>1704</text:p>
      <text:p text:style-name="P9">5) Appearances per instrument_model(instrument_platform):</text:p>
      <text:p text:style-name="P9"><text:s text:c="25"/>unique_values <text:s/>counts</text:p>
      <text:p text:style-name="P9">Illumina Genome Analyzer IIx(ILLUMINA) <text:s text:c="3"/>1310</text:p>
      <text:p text:style-name="P9"><text:s/>Illumina Genome Analyzer II(ILLUMINA) <text:s text:c="4"/>264</text:p>
      <text:p text:style-name="P9"><text:s text:c="9"/>Illumina HiSeq 2000(ILLUMINA) <text:s text:c="4"/>130</text:p>
      <text:p text:style-name="P9"><text:soft-page-break/>6) Appearances per library_layout:</text:p>
      <text:p text:style-name="P9">unique_values <text:s/>counts</text:p>
      <text:p text:style-name="P9"><text:s text:c="7"/>PAIRED <text:s text:c="4"/>852</text:p>
      <text:p text:style-name="P9"><text:s text:c="7"/>SINGLE <text:s text:c="4"/>852</text:p>
      <text:p text:style-name="P9">7) Appearances per library_strategy+library_source:</text:p>
      <text:p text:style-name="P9"><text:s text:c="2"/>unique_values <text:s/>counts</text:p>
      <text:p text:style-name="P10">WGS+METAGENOMIC <text:s text:c="3"/>1704</text:p>
      <text:p text:style-name="P13"/>
      <text:p text:style-name="P13"/>
      <text:p text:style-name="P6">Run Stats Post-filter:</text:p>
      <text:p text:style-name="P13"/>
      <text:p text:style-name="P9">1) Number of run_accessions: 64</text:p>
      <text:p text:style-name="P9">2) Number of unique sample_accessions: 24</text:p>
      <text:p text:style-name="P9">3) Number of unique sample_aliases: 24</text:p>
      <text:p text:style-name="P9">4) Appearances per scientific_name(tax_id):</text:p>
      <text:p text:style-name="P9"><text:s text:c="15"/>unique_values <text:s/>counts</text:p>
      <text:p text:style-name="P9">human gut metagenome(408170) <text:s text:c="5"/>64</text:p>
      <text:p text:style-name="P9">5) Appearances per instrument_model(instrument_platform):</text:p>
      <text:p text:style-name="P9"><text:s text:c="25"/>unique_values <text:s/>counts</text:p>
      <text:p text:style-name="P9">Illumina Genome Analyzer IIx(ILLUMINA) <text:s text:c="5"/>64</text:p>
      <text:p text:style-name="P9">6) Appearances per library_layout:</text:p>
      <text:p text:style-name="P9">unique_values <text:s/>counts</text:p>
      <text:p text:style-name="P9"><text:s text:c="7"/>PAIRED <text:s text:c="5"/>32</text:p>
      <text:p text:style-name="P9"><text:s text:c="7"/>SINGLE <text:s text:c="5"/>32</text:p>
      <text:p text:style-name="P9">7) Appearances per library_strategy+library_source:</text:p>
      <text:p text:style-name="P9"><text:s text:c="2"/>unique_values <text:s/>counts</text:p>
      <text:p text:style-name="P10">WGS+METAGENOMIC <text:s text:c="5"/>64</text:p>
      <text:p text:style-name="P10"/>
      <text:p text:style-name="P10"/>
      <text:p text:style-name="P16">SEGUNDO FILTRADO</text:p>
      <text:p text:style-name="P16"/>
      <text:p text:style-name="P7">Run Stats Post-filter:</text:p>
      <text:p text:style-name="P17"/>
      <text:p text:style-name="P12">1) Number of run_accessions: 32</text:p>
      <text:p text:style-name="P12">2) Number of unique sample_accessions: 24</text:p>
      <text:p text:style-name="P12">3) Number of unique sample_aliases: 24</text:p>
      <text:p text:style-name="P12">4) Appearances per scientific_name(tax_id):</text:p>
      <text:p text:style-name="P12"><text:s text:c="15"/>unique_values <text:s/>counts</text:p>
      <text:p text:style-name="P12">human gut metagenome(408170) <text:s text:c="5"/>32</text:p>
      <text:p text:style-name="P12">5) Appearances per instrument_model(instrument_platform):</text:p>
      <text:p text:style-name="P12"><text:s text:c="25"/>unique_values <text:s/>counts</text:p>
      <text:p text:style-name="P12">Illumina Genome Analyzer IIx(ILLUMINA) <text:s text:c="5"/>32</text:p>
      <text:p text:style-name="P12">6) Appearances per library_layout:</text:p>
      <text:p text:style-name="P12">unique_values <text:s/>counts</text:p>
      <text:p text:style-name="P12"><text:s text:c="7"/>PAIRED <text:s text:c="5"/>32</text:p>
      <text:p text:style-name="P12">7) Appearances per library_strategy+library_source:</text:p>
      <text:p text:style-name="P12"><text:s text:c="2"/>unique_values <text:s/>counts</text:p>
      <text:p text:style-name="P11">WGS+METAGENOMIC <text:s text:c="5"/>3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5-31T17:11:33.254081653</dc:date>
    <meta:editing-duration>PT10H27M52S</meta:editing-duration>
    <meta:editing-cycles>24</meta:editing-cycles>
    <meta:document-statistic meta:table-count="0" meta:image-count="0" meta:object-count="0" meta:page-count="2" meta:paragraph-count="74" meta:word-count="419" meta:character-count="3376" meta:non-whitespace-character-count="2788"/>
  </office:meta>
</office:document-meta>
</file>